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1C200000154816E220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ctwithoutfill">
      <style:graphic-properties svg:stroke-width="0.051cm" svg:stroke-color="#c5000b" draw:marker-start-width="0.275cm" draw:marker-end-width="0.275cm" draw:fill="none" draw:textarea-vertical-align="middle" fo:padding-top="0.149cm" fo:padding-bottom="0.149cm" fo:padding-left="0.274cm" fo:padding-right="0.274cm"/>
    </style:style>
    <style:style style:name="gr3" style:family="graphic" style:parent-style-name="objectwithoutfill">
      <style:graphic-properties svg:stroke-width="0.051cm" svg:stroke-color="#2300dc" draw:marker-start-width="0.275cm" draw:marker-end-width="0.275cm" draw:fill="none" draw:textarea-vertical-align="middle" fo:padding-top="0.149cm" fo:padding-bottom="0.149cm" fo:padding-left="0.274cm" fo:padding-right="0.274cm"/>
    </style:style>
    <style:style style:name="gr4" style:family="graphic" style:parent-style-name="objectwithoutfill">
      <style:graphic-properties svg:stroke-width="0.051cm" svg:stroke-color="#ffd320" draw:marker-start-width="0.275cm" draw:marker-end-width="0.275cm" draw:fill="none" draw:textarea-vertical-align="middle" fo:padding-top="0.149cm" fo:padding-bottom="0.149cm" fo:padding-left="0.274cm" fo:padding-right="0.274cm"/>
    </style:style>
    <style:style style:name="gr5" style:family="graphic" style:parent-style-name="objectwithoutfill">
      <style:graphic-properties svg:stroke-width="0.051cm" svg:stroke-color="#c5000b" draw:marker-start-width="0.276cm" draw:marker-end-width="0.276cm" draw:fill="none" draw:textarea-vertical-align="middle" fo:padding-top="0.15cm" fo:padding-bottom="0.15cm" fo:padding-left="0.275cm" fo:padding-right="0.275cm"/>
    </style:style>
    <style:style style:name="gr6" style:family="graphic" style:parent-style-name="objectwithoutfill">
      <style:graphic-properties svg:stroke-width="0.051cm" svg:stroke-color="#ffd320" draw:marker-start-width="0.276cm" draw:marker-end-width="0.276cm" draw:fill="none" draw:textarea-vertical-align="middle" fo:padding-top="0.15cm" fo:padding-bottom="0.15cm" fo:padding-left="0.275cm" fo:padding-right="0.275cm"/>
    </style:style>
    <style:style style:name="gr7" style:family="graphic" style:parent-style-name="objectwithoutfill">
      <style:graphic-properties svg:stroke-width="0.051cm" svg:stroke-color="#00ae00" draw:marker-start-width="0.276cm" draw:marker-end-width="0.276cm" draw:fill="none" draw:textarea-vertical-align="middle" fo:padding-top="0.15cm" fo:padding-bottom="0.15cm" fo:padding-left="0.275cm" fo:padding-right="0.275cm"/>
    </style:style>
    <style:style style:name="gr8" style:family="graphic" style:parent-style-name="standard">
      <style:graphic-properties svg:stroke-width="0.051cm" svg:stroke-color="#00ae00" draw:marker-start-width="0.276cm" draw:marker-end-width="0.276cm" draw:fill="none" draw:textarea-horizontal-align="justify" draw:textarea-vertical-align="middle" draw:auto-grow-height="false" fo:padding-top="0.15cm" fo:padding-bottom="0.15cm" fo:padding-left="0.275cm" fo:padding-right="0.275cm"/>
    </style:style>
    <style:style style:name="gr9"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style:paragraph-properties fo:text-align="center"/>
    </style:style>
  </office:automatic-styles>
  <office:body>
    <office:presentation>
      <draw:page draw:name="page1" draw:style-name="dp1" draw:master-page-name="Default" presentation:presentation-page-layout-name="AL1T0">
        <draw:frame draw:style-name="gr1" draw:text-style-name="P1" draw:layer="layout" svg:width="11.429cm" svg:height="8.634cm" svg:x="-0.01cm" svg:y="0.009cm">
          <draw:image xlink:href="Pictures/10000201000001C200000154816E220A.png" xlink:type="simple" xlink:show="embed" xlink:actuate="onLoad">
            <text:p/>
          </draw:image>
        </draw:frame>
        <draw:line draw:style-name="gr2" draw:text-style-name="P1" draw:layer="layout" svg:x1="2.908cm" svg:y1="5.374cm" svg:x2="-0.01cm" svg:y2="7.112cm">
          <text:p/>
        </draw:line>
        <draw:line draw:style-name="gr2" draw:text-style-name="P1" draw:layer="layout" svg:x1="2.903cm" svg:y1="5.374cm" svg:x2="2.575cm" svg:y2="5.22cm">
          <text:p/>
        </draw:line>
        <draw:line draw:style-name="gr3" draw:text-style-name="P1" draw:layer="layout" svg:x1="6.767cm" svg:y1="6.442cm" svg:x2="2.449cm" svg:y2="4.334cm">
          <text:p/>
        </draw:line>
        <draw:line draw:style-name="gr4" draw:text-style-name="P1" draw:layer="layout" svg:x1="11.43cm" svg:y1="7.874cm" svg:x2="7.968cm" svg:y2="6.222cm">
          <text:p/>
        </draw:line>
        <draw:line draw:style-name="gr4" draw:text-style-name="P1" draw:layer="layout" svg:x1="11.4cm" svg:y1="5.88cm" svg:x2="9.012cm" svg:y2="4.966cm">
          <text:p/>
        </draw:line>
        <draw:line draw:style-name="gr4" draw:text-style-name="P1" draw:layer="layout" svg:x1="9.039cm" svg:y1="4.974cm" svg:x2="7.998cm" svg:y2="5.965cm">
          <text:p/>
        </draw:line>
        <draw:line draw:style-name="gr3" draw:text-style-name="P1" draw:layer="layout" svg:x1="11.375cm" svg:y1="7.556cm" svg:x2="8.022cm" svg:y2="5.956cm">
          <text:p/>
        </draw:line>
        <draw:line draw:style-name="gr3" draw:text-style-name="P1" draw:layer="layout" svg:x1="6.744cm" svg:y1="6.432cm" svg:x2="6.724cm" svg:y2="7.4cm">
          <text:p/>
        </draw:line>
        <draw:line draw:style-name="gr4" draw:text-style-name="P1" draw:layer="layout" svg:x1="7.998cm" svg:y1="5.956cm" svg:x2="7.987cm" svg:y2="6.232cm">
          <text:p/>
        </draw:line>
        <draw:line draw:style-name="gr3" draw:text-style-name="P1" draw:layer="layout" svg:x1="9.053cm" svg:y1="4.348cm" svg:x2="6.744cm" svg:y2="6.442cm">
          <text:p/>
        </draw:line>
        <draw:line draw:style-name="gr4" draw:text-style-name="P1" draw:layer="layout" svg:x1="9.053cm" svg:y1="4.348cm" svg:x2="6.39cm" svg:y2="3.422cm">
          <text:p/>
        </draw:line>
        <draw:line draw:style-name="gr4" draw:text-style-name="P1" draw:layer="layout" svg:x1="2.449cm" svg:y1="4.334cm" svg:x2="3cm" svg:y2="4.05cm">
          <text:p/>
        </draw:line>
        <draw:line draw:style-name="gr4" draw:text-style-name="P1" draw:layer="layout" svg:x1="2.575cm" svg:y1="5.23cm" svg:x2="2.449cm" svg:y2="4.334cm">
          <text:p/>
        </draw:line>
        <draw:line draw:style-name="gr3" draw:text-style-name="P1" draw:layer="layout" svg:x1="6.38cm" svg:y1="2.724cm" svg:x2="4.318cm" svg:y2="3.91cm">
          <text:p/>
        </draw:line>
        <draw:line draw:style-name="gr3" draw:text-style-name="P1" draw:layer="layout" svg:x1="4.418cm" svg:y1="4.662cm" svg:x2="4.318cm" svg:y2="3.91cm">
          <text:p/>
        </draw:line>
        <draw:line draw:style-name="gr4" draw:text-style-name="P1" draw:layer="layout" svg:x1="9.053cm" svg:y1="4.348cm" svg:x2="9.053cm" svg:y2="4.958cm">
          <text:p/>
        </draw:line>
        <draw:line draw:style-name="gr4" draw:text-style-name="P1" draw:layer="layout" svg:x1="4.418cm" svg:y1="4.662cm" svg:x2="6.405cm" svg:y2="3.435cm">
          <text:p/>
        </draw:line>
        <draw:line draw:style-name="gr4" draw:text-style-name="P1" draw:layer="layout" svg:x1="4.418cm" svg:y1="4.662cm" svg:x2="3cm" svg:y2="4.05cm">
          <text:p/>
        </draw:line>
        <draw:line draw:style-name="gr4" draw:text-style-name="P1" draw:layer="layout" svg:x1="7.979cm" svg:y1="6.21cm" svg:x2="6.734cm" svg:y2="7.404cm">
          <text:p/>
        </draw:line>
        <draw:line draw:style-name="gr4" draw:text-style-name="P1" draw:layer="layout" svg:x1="6.754cm" svg:y1="7.41cm" svg:x2="2.893cm" svg:y2="5.378cm">
          <text:p/>
        </draw:line>
        <draw:path draw:style-name="gr5" draw:text-style-name="P1" draw:layer="layout" svg:width="1.421cm" svg:height="0.253cm" draw:transform="rotate (-1.5707963267949) translate (5.832cm 4.218cm)" svg:viewBox="0 0 1422 254" svg:d="m0 254c1138 0 1422-254 1422-254">
          <text:p/>
        </draw:path>
        <draw:path draw:style-name="gr6" draw:text-style-name="P1" draw:layer="layout" svg:width="1.194cm" svg:height="0.713cm" draw:transform="skewX (-0.438252175175776) rotate (-0.666541241336635) translate (6.02049359400291cm 4.87294683990679cm)" svg:viewBox="0 0 1195 714" svg:d="m0 714c661 0 1195-714 1195-714">
          <text:p/>
        </draw:path>
        <draw:path draw:style-name="gr7" draw:text-style-name="P1" draw:layer="layout" svg:width="0.99cm" svg:height="0.452cm" draw:transform="skewX (0.0158824961931484) rotate (-0.160046692407881) translate (3.95362522391748cm 5.44708858857813cm)" svg:viewBox="0 0 991 453" svg:d="m14 25c148-99 81 130 253 82 112-31 189 139 320 125 112-11 218 41 324 96 205 106-41 203-101 33-37-105-213 10-309-30-117-49-255-18-340-131l-112-64-49-88 22-35z">
          <text:p/>
        </draw:path>
        <draw:line draw:style-name="gr7" draw:text-style-name="P1" draw:layer="layout" svg:x1="6.96cm" svg:y1="5.613cm" svg:x2="8.281cm" svg:y2="4.064cm">
          <text:p/>
        </draw:line>
        <draw:g>
          <draw:line draw:style-name="gr7" draw:text-style-name="P1" draw:layer="layout" svg:x1="8.281cm" svg:y1="4.064cm" svg:x2="8.357cm" svg:y2="3.556cm">
            <text:p/>
          </draw:line>
          <draw:path draw:style-name="gr7" draw:text-style-name="P1" draw:layer="layout" svg:width="0.469cm" svg:height="0.697cm" draw:transform="rotate (2.16734986512656) translate (7.04272611421889cm 3.59402042403975cm)" svg:viewBox="0 0 470 698" svg:d="m329 0c452 0-329 698-329 698">
            <text:p/>
          </draw:path>
          <draw:path draw:style-name="gr7" draw:text-style-name="P1" draw:layer="layout" svg:width="0.973cm" svg:height="0.152cm" draw:transform="skewX (0.865159710213589) rotate (-0.296007841138239) translate (7.60990500475799cm 3.20791911602872cm)" svg:viewBox="0 0 974 153" svg:d="m0 0c961 0 974 153 974 153">
            <text:p/>
          </draw:path>
          <draw:line draw:style-name="gr7" draw:text-style-name="P1" draw:layer="layout" svg:x1="6.827cm" svg:y1="3.272cm" svg:x2="6.852cm" svg:y2="3.628cm">
            <text:p/>
          </draw:line>
          <draw:line draw:style-name="gr7" draw:text-style-name="P1" draw:layer="layout" svg:x1="6.704cm" svg:y1="3.704cm" svg:x2="6.831cm" svg:y2="3.602cm">
            <text:p/>
          </draw:line>
        </draw:g>
        <draw:custom-shape draw:style-name="gr8" draw:text-style-name="P1" draw:layer="layout" svg:width="0.124cm" svg:height="0.237cm" draw:transform="rotate (-1.05836765840936) translate (8.082cm 5.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5.16cm" svg:y1="4.258cm" svg:x2="5.516cm" svg:y2="4.41cm">
          <text:p/>
        </draw:line>
        <draw:line draw:style-name="gr7" draw:text-style-name="P1" draw:layer="layout" svg:x1="5.334cm" svg:y1="4.132cm" svg:x2="5.588cm" svg:y2="4.234cm">
          <text:p/>
        </draw:line>
        <draw:line draw:style-name="gr7" draw:text-style-name="P1" draw:layer="layout" svg:x1="7.214cm" svg:y1="4.822cm" svg:x2="7.773cm" svg:y2="5.076cm">
          <text:p/>
        </draw:line>
        <draw:path draw:style-name="gr7" draw:text-style-name="P1" draw:layer="layout" svg:width="0.615cm" svg:height="0.175cm" draw:transform="rotate (-0.321664181142556) translate (7.18286982513318cm 4.91734571133248cm)" svg:viewBox="0 0 616 176" svg:d="m0 164c105 2 211-16 316 5 106 22 228-12 300-99l-3-70">
          <text:p/>
        </draw:path>
        <draw:path draw:style-name="gr5" draw:text-style-name="P1" draw:layer="layout" svg:width="1.421cm" svg:height="0.253cm" draw:transform="rotate (1.5707963267949) translate (6.936cm 5.654cm)" svg:viewBox="0 0 1422 254" svg:d="m1422 254c-1138 0-1422-254-1422-254">
          <text:p/>
        </draw:path>
        <draw:path draw:style-name="gr7" draw:text-style-name="P1" draw:layer="layout" svg:width="1.523cm" svg:height="0.415cm" draw:transform="rotate (0.119380520836412) translate (5.60988715702517cm 4.04805925694052cm)" svg:viewBox="0 0 1524 416" svg:d="m0 1c55-5 110 8 165 14 56 5 113 14 170 15 55 1 104 36 162 36 56-1 113 18 167 37 52 18 108 17 163 35 52 18 108 25 160 48s108 29 160 52c53 24 106 52 162 80 50 25 104 43 158 63l51 35h6">
          <text:p/>
        </draw:path>
        <draw:path draw:style-name="gr7" draw:text-style-name="P1" draw:layer="layout" svg:width="0.738cm" svg:height="0.265cm" draw:transform="rotate (0.785398163397448) translate (5.69240684577898cm 4.40040684577898cm)" svg:viewBox="0 0 739 266" svg:d="m0 1c73-1 148-5 218 15 61 18 130 15 186 47 50 28 104 52 156 78s89 68 140 93l39 32">
          <text:p/>
        </draw:path>
        <draw:line draw:style-name="gr7" draw:text-style-name="P1" draw:layer="layout" svg:x1="2.97cm" svg:y1="3.287cm" svg:x2="5.612cm" svg:y2="2.754cm">
          <text:p/>
        </draw:line>
        <draw:line draw:style-name="gr3" draw:text-style-name="P1" draw:layer="layout" svg:x1="2.864cm" svg:y1="3.272cm" svg:x2="4.318cm" svg:y2="3.91cm">
          <text:p/>
        </draw:line>
        <draw:line draw:style-name="gr4" draw:text-style-name="P1" draw:layer="layout" svg:x1="2.864cm" svg:y1="3.272cm" svg:x2="3cm" svg:y2="4.05cm">
          <text:p/>
        </draw:line>
        <draw:line draw:style-name="gr7" draw:text-style-name="P1" draw:layer="layout" svg:x1="4.652cm" svg:y1="2.42cm" svg:x2="5.612cm" svg:y2="2.754cm">
          <text:p/>
        </draw:line>
        <draw:line draw:style-name="gr7" draw:text-style-name="P1" draw:layer="layout" svg:x1="4.024cm" svg:y1="2.699cm" svg:x2="4.176cm" svg:y2="3.029cm">
          <text:p/>
        </draw:line>
        <draw:path draw:style-name="gr7" draw:text-style-name="P1" draw:layer="layout" svg:width="0.507cm" svg:height="0.76cm" draw:transform="rotate (-1.36048415192958) translate (5.30056181523237cm 2.24134007859992cm)" svg:viewBox="0 0 508 761" svg:d="m0 755c103 2 208 0 312 6 119 8 195-106 196-210 1-108-28-215-43-322l-15-114-9-103-8-12">
          <text:p/>
        </draw:path>
        <draw:path draw:style-name="gr7" draw:text-style-name="P1" draw:layer="layout" svg:width="0.542cm" svg:height="0.159cm" draw:transform="rotate (-1.78686808819179) translate (6.35440603810318cm 4.64267237188886cm)" svg:viewBox="0 0 543 160" svg:d="m0 157c93 13 180-25 271-41 88-15 183-38 258-94l14-22">
          <text:p/>
        </draw:path>
        <draw:g>
          <draw:path draw:style-name="gr5" draw:text-style-name="P1" draw:layer="layout" svg:width="0.455cm" svg:height="0.791cm" draw:transform="rotate (1.57481058407448) translate (5.57407962551151cm 4.16869649619989cm)" svg:viewBox="0 0 456 792" svg:d="m0 0c438 0 456 762 456 762v30">
            <text:p/>
          </draw:path>
          <draw:path draw:style-name="gr5" draw:text-style-name="P1" draw:layer="layout" svg:width="0.684cm" svg:height="0.348cm" draw:transform="skewX (-0.0633554518473941) rotate (-0.159348560707083) translate (6.54948252099552cm 3.70878425921398cm)" svg:viewBox="0 0 685 349" svg:d="m0 0c839 1 671 349 671 349">
            <text:p/>
          </draw:path>
          <draw:path draw:style-name="gr5" draw:text-style-name="P1" draw:layer="layout" svg:width="0.953cm" svg:height="0.364cm" draw:transform="rotate (0.267035375555132) translate (6.032cm 3.76cm)" svg:viewBox="0 0 954 365" svg:d="m0 0c584 0 954 365 954 365">
            <text:p/>
          </draw:path>
          <draw:g>
            <draw:path draw:style-name="gr5" draw:text-style-name="P1" draw:layer="layout" svg:width="0.871cm" svg:height="0.715cm" draw:transform="skewX (0.256388867117967) rotate (-0.513126800086333) translate (6.31411169180861cm 3.9511120080302cm)" svg:viewBox="0 0 872 716" svg:d="m0 716c628 0 872-716 872-716">
              <text:p/>
            </draw:path>
            <draw:path draw:style-name="gr5" draw:text-style-name="P1" draw:layer="layout" svg:width="0.285cm" svg:height="0.546cm" draw:transform="skewX (0.0935496479068961) rotate (-2.05826678687691) translate (6.07296266791925cm 4.34061624389276cm)" svg:viewBox="0 0 286 547" svg:d="m0 547c455-1 230-547 230-547">
              <text:p/>
            </draw:path>
          </draw:g>
          <draw:path draw:style-name="gr5" draw:text-style-name="P1" draw:layer="layout" svg:width="0.456cm" svg:height="0.167cm" draw:transform="skewX (0.214850030920502) rotate (0.424115008234622) translate (6.76990242196226cm 4.36294535357593cm)" svg:viewBox="0 0 457 168" svg:d="m0 168c444 0 457-168 457-168">
            <text:p/>
          </draw:path>
        </draw:g>
        <draw:line draw:style-name="gr7" draw:text-style-name="P1" draw:layer="layout" svg:x1="2.864cm" svg:y1="3.277cm" svg:x2="4.947cm" svg:y2="1.778cm">
          <text:p/>
        </draw:line>
        <draw:line draw:style-name="gr4" draw:text-style-name="P1" draw:layer="layout" svg:x1="5cm" svg:y1="2.226cm" svg:x2="2.864cm" svg:y2="3.272cm">
          <text:p/>
        </draw:line>
        <draw:line draw:style-name="gr7" draw:text-style-name="P1" draw:layer="layout" svg:x1="6.38cm" svg:y1="2.724cm" svg:x2="4.947cm" svg:y2="1.778cm">
          <text:p/>
        </draw:line>
        <draw:line draw:style-name="gr4" draw:text-style-name="P1" draw:layer="layout" svg:x1="4.826cm" svg:y1="0.009cm" svg:x2="5cm" svg:y2="2.226cm">
          <text:p/>
        </draw:line>
        <draw:line draw:style-name="gr4" draw:text-style-name="P1" draw:layer="layout" svg:x1="6.405cm" svg:y1="2.724cm" svg:x2="5cm" svg:y2="2.226cm">
          <text:p/>
        </draw:line>
        <draw:line draw:style-name="gr4" draw:text-style-name="P1" draw:layer="layout" svg:x1="6.38cm" svg:y1="2.724cm" svg:x2="6.405cm" svg:y2="3.435cm">
          <text:p/>
        </draw:line>
        <presentation:notes draw:style-name="dp2">
          <draw:page-thumbnail draw:style-name="gr9"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KaitiM GB'"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KaitiM GB'"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05cm" fo:text-indent="0cm"/>
      <style:text-properties style:use-window-font-color="true" style:text-outline="false" style:text-line-through-style="none" fo:font-family="Arial" style:font-family-generic="roman" style:font-pitch="variable" fo:font-size="13.1000003814697pt" fo:font-style="normal" fo:text-shadow="none" style:text-underline-style="none" fo:font-weight="normal" style:letter-kerning="true" style:font-family-asian="'AR PL KaitiM GB'"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164cm" fo:text-indent="0cm"/>
      <style:text-properties fo:font-size="11.5pt" style:font-size-asian="28pt" style:font-size-complex="28pt"/>
    </style:style>
    <style:style style:name="Default-outline3" style:family="presentation" style:parent-style-name="Default-outline2">
      <style:paragraph-properties fo:margin-left="0cm" fo:margin-right="0cm" fo:margin-top="0cm" fo:margin-bottom="0.123cm" fo:text-indent="0cm"/>
      <style:text-properties fo:font-size="9.89999961853027pt" style:font-size-asian="24pt" style:font-size-complex="24pt"/>
    </style:style>
    <style:style style:name="Default-outline4" style:family="presentation" style:parent-style-name="Default-outline3">
      <style:paragraph-properties fo:margin-left="0cm" fo:margin-right="0cm" fo:margin-top="0cm" fo:margin-bottom="0.081cm" fo:text-indent="0cm"/>
      <style:text-properties fo:font-size="8.19999980926514pt" style:font-size-asian="20pt" style:font-size-complex="20pt"/>
    </style:style>
    <style:style style:name="Default-outline5" style:family="presentation" style:parent-style-name="Default-outline4">
      <style:paragraph-properties fo:margin-left="0cm" fo:margin-right="0cm" fo:margin-top="0cm" fo:margin-bottom="0.04cm" fo:text-indent="0cm"/>
      <style:text-properties fo:font-size="8.19999980926514pt" style:font-size-asian="20pt" style:font-size-complex="20pt"/>
    </style:style>
    <style:style style:name="Default-outline6" style:family="presentation" style:parent-style-name="Default-outline5">
      <style:paragraph-properties fo:margin-left="0cm" fo:margin-right="0cm" fo:margin-top="0cm" fo:margin-bottom="0.04cm" fo:text-indent="0cm"/>
      <style:text-properties fo:font-size="8.19999980926514pt" style:font-size-asian="20pt" style:font-size-complex="20pt"/>
    </style:style>
    <style:style style:name="Default-outline7" style:family="presentation" style:parent-style-name="Default-outline6">
      <style:paragraph-properties fo:margin-left="0cm" fo:margin-right="0cm" fo:margin-top="0cm" fo:margin-bottom="0.04cm" fo:text-indent="0cm"/>
      <style:text-properties fo:font-size="8.19999980926514pt" style:font-size-asian="20pt" style:font-size-complex="20pt"/>
    </style:style>
    <style:style style:name="Default-outline8" style:family="presentation" style:parent-style-name="Default-outline7">
      <style:paragraph-properties fo:margin-left="0cm" fo:margin-right="0cm" fo:margin-top="0cm" fo:margin-bottom="0.04cm" fo:text-indent="0cm"/>
      <style:text-properties fo:font-size="8.19999980926514pt" style:font-size-asian="20pt" style:font-size-complex="20pt"/>
    </style:style>
    <style:style style:name="Default-outline9" style:family="presentation" style:parent-style-name="Default-outline8">
      <style:paragraph-properties fo:margin-left="0cm" fo:margin-right="0cm" fo:margin-top="0cm" fo:margin-bottom="0.04cm" fo:text-indent="0cm"/>
      <style:text-properties fo:font-size="8.19999980926514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KaitiM GB'"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8.1000003814697pt" fo:font-style="normal" fo:text-shadow="none" style:text-underline-style="none" fo:font-weight="normal" style:letter-kerning="true" style:font-family-asian="'AR PL KaitiM GB'"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1.43cm" fo:page-height="8.63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99cm" svg:x="1cm" svg:y="2.873cm"/>
      <draw:page-thumbnail draw:layer="backgroundobjects" svg:width="8.999cm" svg:height="6.799cm" svg:x="1cm" svg:y="11.449cm"/>
      <draw:page-thumbnail draw:layer="backgroundobjects" svg:width="8.999cm" svg:height="6.799cm" svg:x="1cm" svg:y="20.025cm"/>
      <draw:page-thumbnail draw:layer="backgroundobjects" svg:width="8.999cm" svg:height="6.799cm" svg:x="11cm" svg:y="2.873cm"/>
      <draw:page-thumbnail draw:layer="backgroundobjects" svg:width="8.999cm" svg:height="6.799cm" svg:x="11cm" svg:y="11.449cm"/>
      <draw:page-thumbnail draw:layer="backgroundobjects" svg:width="8.999cm" svg:height="6.799cm" svg:x="11cm" svg:y="20.025cm"/>
    </style:handout-master>
    <style:master-page style:name="Default" style:page-layout-name="PM1" draw:style-name="Mdp1">
      <draw:frame presentation:style-name="Default-title" draw:layer="backgroundobjects" svg:width="10.287cm" svg:height="1.442cm" svg:x="0.571cm" svg:y="0.344cm" presentation:class="title" presentation:placeholder="true">
        <draw:text-box/>
      </draw:frame>
      <draw:frame presentation:style-name="Default-outline1" draw:layer="backgroundobjects" svg:width="10.058cm" svg:height="8.917cm" svg:x="0.571cm" svg:y="2.02cm" presentation:class="outline" presentation:placeholder="true">
        <draw:text-box/>
      </draw:frame>
      <draw:frame presentation:style-name="Mpr1" draw:text-style-name="MP1" draw:layer="backgroundobjects" svg:width="2.663cm" svg:height="0.595cm" svg:x="0.571cm" svg:y="7.867cm" presentation:class="date-time">
        <draw:text-box>
          <text:p text:style-name="MP1"><text:span text:style-name="MT1"><presentation:date-time/></text:span></text:p>
        </draw:text-box>
      </draw:frame>
      <draw:frame presentation:style-name="Mpr1" draw:text-style-name="MP3" draw:layer="backgroundobjects" svg:width="3.623cm" svg:height="0.595cm" svg:x="3.909cm" svg:y="7.867cm" presentation:class="footer">
        <draw:text-box>
          <text:p text:style-name="MP3"><text:span text:style-name="MT1"><presentation:footer/></text:span></text:p>
        </draw:text-box>
      </draw:frame>
      <draw:frame presentation:style-name="Mpr1" draw:text-style-name="MP2" draw:layer="backgroundobjects" svg:width="2.663cm" svg:height="0.595cm" svg:x="8.195cm" svg:y="7.867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noop </meta:initial-creator>
    <meta:creation-date>2014-06-20T11:00:01</meta:creation-date>
    <dc:date>2014-06-20T12:51:36</dc:date>
    <dc:creator>anoop </dc:creator>
    <meta:editing-duration>PT22M47S</meta:editing-duration>
    <meta:editing-cycles>6</meta:editing-cycles>
    <meta:generator>LibreOffice/3.5$Linux_X86_64 LibreOffice_project/350m1$Build-2</meta:generator>
    <meta:document-statistic meta:object-count="83"/>
  </office:meta>
</office:document-meta>
</file>